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8.5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urisa" officeooo:paragraph-rsid="00003df1"/>
    </style:style>
    <style:style style:name="P2" style:family="paragraph" style:parent-style-name="Standard">
      <style:text-properties officeooo:paragraph-rsid="00003df1"/>
    </style:style>
    <style:style style:name="P3" style:family="paragraph" style:parent-style-name="Standard">
      <style:text-properties fo:font-weight="normal" officeooo:paragraph-rsid="00003df1" style:font-weight-asian="normal" style:font-weight-complex="normal"/>
    </style:style>
    <style:style style:name="P4" style:family="paragraph" style:parent-style-name="Standard">
      <style:paragraph-properties fo:break-before="page"/>
      <style:text-properties style:font-name="Purisa" officeooo:paragraph-rsid="00003df1"/>
    </style:style>
    <style:style style:name="P5" style:family="paragraph" style:parent-style-name="Table_20_Contents">
      <style:text-properties officeooo:paragraph-rsid="00003df1"/>
    </style:style>
    <style:style style:name="T1" style:family="text">
      <style:text-properties officeooo:rsid="00003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mpte rendu de la réunion de service du 15 Mars 2005</text:span></text:p>
      <text:p text:style-name="P2"><text:span text:style-name="T1"/></text:p>
      <text:p text:style-name="P2"><text:span text:style-name="T1">Mme L. DAUMIER (Secrétaire)</text:span></text:p>
      <text:p text:style-name="P2"><text:span text:style-name="T1">M F. DAVID (Service comptabilité)</text:span></text:p>
      <text:p text:style-name="P2"><text:span text:style-name="T1">M F. DUPRAT (Responsable du service commercial)</text:span></text:p>
      <text:p text:style-name="P2"><text:span text:style-name="T1">Mme J. VERTIN (Responsable de la communication)</text:span></text:p>
      <text:p text:style-name="P2"><text:span text:style-name="T1">Mme M. LAGHER (Responsable du département)</text:span></text:p>
      <text:p text:style-name="P2"><text:span text:style-name="T1">M M. ZETIN (Responsable de la sécurité)</text:span></text:p>
      <text:p text:style-name="Standard"/>
      <text:p text:style-name="P2"><text:span text:style-name="T1">Thèmes abordés :</text:span></text:p>
      <text:p text:style-name="P2"><text:span text:style-name="T1">Lancement du nouveau produit Isotoutpetit</text:span></text:p>
      <text:p text:style-name="P2"><text:span text:style-name="T1">Vols de matériel</text:span></text:p>
      <text:p text:style-name="Standard"/>
      <text:p text:style-name="P2"><text:span text:style-name="T1">Écrit par M D. Coffinet (stagiair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 table:number-columns-repeated="3"/>
        <text:soft-page-break/>
        <table:table-row>
          <table:table-cell table:style-name="Tableau1.A1" office:value-type="string">
            <text:p text:style-name="P5"><text:span text:style-name="T1">Thèmes abordés</text:span></text:p>
          </table:table-cell>
          <table:table-cell table:style-name="Tableau1.A1" office:value-type="string">
            <text:p text:style-name="P5"><text:span text:style-name="T1">Synthèse des débats </text:span></text:p>
          </table:table-cell>
          <table:table-cell table:style-name="Tableau1.C1" office:value-type="string">
            <text:p text:style-name="P5"><text:span text:style-name="T1">Suite à donner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7:37:34</meta:creation-date>
    <dc:date>2014-03-25T17:58:53</dc:date>
    <meta:editing-duration>P0D</meta:editing-duration>
    <meta:editing-cycles>1</meta:editing-cycles>
    <meta:document-statistic meta:table-count="1" meta:image-count="0" meta:object-count="0" meta:page-count="3" meta:paragraph-count="14" meta:word-count="72" meta:character-count="444" meta:non-whitespace-character-count="385"/>
    <meta:generator>LibreOffice/4.0.2.2$Linux_X86_64 LibreOffice_project/400m0$Build-2</meta:generator>
  </office:meta>
</office:document-meta>
</file>